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e204" officeooo:paragraph-rsid="0008e204"/>
    </style:style>
    <style:style style:name="P2" style:family="paragraph" style:parent-style-name="Standard">
      <style:text-properties officeooo:rsid="000984f3" officeooo:paragraph-rsid="000984f3"/>
    </style:style>
    <style:style style:name="P3" style:family="paragraph" style:parent-style-name="Standard">
      <style:text-properties officeooo:rsid="000984f3" officeooo:paragraph-rsid="000b1051"/>
    </style:style>
    <style:style style:name="P4" style:family="paragraph" style:parent-style-name="Standard">
      <style:text-properties officeooo:rsid="000b1051" officeooo:paragraph-rsid="000b1051"/>
    </style:style>
    <style:style style:name="P5" style:family="paragraph" style:parent-style-name="Standard">
      <style:text-properties officeooo:rsid="000b74e0" officeooo:paragraph-rsid="000b74e0"/>
    </style:style>
    <style:style style:name="P6" style:family="paragraph" style:parent-style-name="Standard">
      <style:text-properties officeooo:rsid="000cffb4" officeooo:paragraph-rsid="000cffb4"/>
    </style:style>
    <style:style style:name="P7" style:family="paragraph" style:parent-style-name="Standard">
      <style:text-properties officeooo:rsid="000e9df4" officeooo:paragraph-rsid="000e9df4"/>
    </style:style>
    <style:style style:name="T1" style:family="text">
      <style:text-properties officeooo:rsid="000984f3"/>
    </style:style>
    <style:style style:name="T2" style:family="text">
      <style:text-properties officeooo:rsid="000b1051"/>
    </style:style>
    <style:style style:name="T3" style:family="text">
      <style:text-properties officeooo:rsid="000b74e0"/>
    </style:style>
    <style:style style:name="T4" style:family="text">
      <style:text-properties officeooo:rsid="000cffb4"/>
    </style:style>
    <style:style style:name="T5" style:family="text">
      <style:text-properties officeooo:rsid="000e9d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w you have all the skills you need to query a database, integrating information from one or more tables to answer all sorts of questions. Starting today, we’ll be switching gears and talking about how to change the information in a database. Today, we’ll be focusing on ways to change tables that are already present. <text:span text:style-name="T4">We’ll be skipping the usual review, but please take a minute to connect to your database now.</text:span></text:p>
      <text:p text:style-name="P1"/>
      <text:p text:style-name="P7">CREATING TABLES.</text:p>
      <text:p text:style-name="P1"/>
      <text:p text:style-name="P1">We’ve made fairly extensive use of <text:span text:style-name="T1">views and talked about why we’d want to create a view rather than a new table. Briefly, it’s more efficient and automatically updates. But there are plenty of scenarios where we’d want to copy the information into it’s own table. For instance:</text:span></text:p>
      <text:p text:style-name="P2"/>
      <text:p text:style-name="P3">What if we don’t want it to reflect changes to the database? If we release a report based on our data, and someone wanted to confirm our findings, they’d need a copy of that data as it existed in the database at the time we released the report. <text:span text:style-name="T2">A view will always reflect the data as it exists in the database at the time of the query.</text:span> </text:p>
      <text:p text:style-name="P3"/>
      <text:p text:style-name="P3"><text:span text:style-name="T2">Another reason is if we’re planning to make major changes to the structure of the table. Ultimately we’ll replace old table with an updated version, but it’s ESSENTIAL to keep the previous version around in some form, otherwise you risk a catastrophic loss of data if there’s an unforseen problem. IE a compatibility problem between the table and a piece of software that interacts with it.</text:span></text:p>
      <text:p text:style-name="P3"/>
      <text:p text:style-name="P4">A third reason is that other human beings are interacting with your database, they may be comfortable accessing tables but not understand views. From the point of view of an SQL programmer, a view acts almost exactly like a table, but someone whose interacting with your <text:span text:style-name="T3">database through a GUI or some other by method may not know how to work </text:span><text:span text:style-name="T4">with </text:span><text:span text:style-name="T3">views.</text:span></text:p>
      <text:p text:style-name="P3"/>
      <text:p text:style-name="P4">It’s really, really important to be comfortable creating both tables and views and to understand the benefits and limitations of each. <text:span text:style-name="T3">Make sure you have a good idea of what you’re trying to accomplish and why before you make a decision. </text:span></text:p>
      <text:p text:style-name="P4"/>
      <text:p text:style-name="P5">Anyway if you want to create a table using the data present in other tables in your database, you can simply use the SELECT INTO keywords. Here’s an example:</text:p>
      <text:p text:style-name="P5"/>
      <text:p text:style-name="P5"><text:span text:style-name="T5">CREATE TABLE new_table </text:span>SELECT * FROM snow;</text:p>
      <text:p text:style-name="P5"/>
      <text:p text:style-name="P5"><text:span text:style-name="T5">This is just like creating a view, just use </text:span><text:span text:style-name="T4">There are a whole lot of problems with the snow table that we can improve, lets build a new version together. The first step is to copy all the information in the snow table. Try it.</text:span></text:p>
      <text:p text:style-name="P5"/>
      <text:p text:style-name="P6">Ex 1 (10 minutes). Create a copy of the snow table called snow_v2.</text:p>
      <text:p text:style-name="P6"/>
      <text:p text:style-name="P6"/>
      <text:p text:style-name="P6">Here’s the code I used, if you haven’t run it yet, make sure to do so so that you can follow along with the rest of the lesson.</text:p>
      <text:p text:style-name="P6"/>
      <text:p text:style-name="P7">CREATE TABLE snow_v2 SELECT * FROM snow;</text:p>
      <text:p text:style-name="P6"/>
      <text:p text:style-name="P7">Now lets reacquaint ourselves with the data in our table and see where we can make improvements.</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17:44:26.934406562</meta:creation-date>
    <meta:generator>LibreOffice/7.0.4.2$Linux_X86_64 LibreOffice_project/00$Build-2</meta:generator>
    <dc:date>2022-06-14T19:27:58.178715159</dc:date>
    <meta:editing-duration>PT9M2S</meta:editing-duration>
    <meta:editing-cycles>1</meta:editing-cycles>
    <meta:document-statistic meta:table-count="0" meta:image-count="0" meta:object-count="0" meta:page-count="1" meta:paragraph-count="14" meta:word-count="505" meta:character-count="2779" meta:non-whitespace-character-count="2286"/>
  </office:meta>
</office:document-meta>
</file>